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0 lat and 45 long. 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15.47671262812" calcext:value-type="float">
            <text:p>2415.476712628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15.47671262812" calcext:value-type="float">
            <text:p>2415.476712628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15.47671262812" calcext:value-type="float">
            <text:p>-2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15.47671262812" calcext:value-type="float">
            <text:p>2415.476712628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15.47671262812" calcext:value-type="float">
            <text:p>2415.47671262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15.47671262812" calcext:value-type="float">
            <text:p>-2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00519051270128951" calcext:value-type="float">
            <text:p>-0.00051905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519051270128951" calcext:value-type="float">
            <text:p>-0.000519051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00519051270128951" calcext:value-type="float">
            <text:p>5.19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000519051270128951" calcext:value-type="float">
            <text:p>-0.00051905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519051270128951" calcext:value-type="float">
            <text:p>-0.000519051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000519051270128951" calcext:value-type="float">
            <text:p>5.19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15.47671262812" calcext:value-type="float">
            <text:p>2415.4767126281</text:p>
          </table:table-cell>
          <table:table-cell/>
          <table:table-cell table:style-name="ce3" office:value-type="float" office:value="2415.47671262812" calcext:value-type="float">
            <text:p>2415.476712628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15.47671262812" calcext:value-type="float">
            <text:p>2415.4767126281</text:p>
          </table:table-cell>
          <table:table-cell/>
          <table:table-cell table:style-name="ce3" office:value-type="float" office:value="2415.47671262812" calcext:value-type="float">
            <text:p>2415.476712628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519051270128951" calcext:value-type="float">
            <text:p>-0.0005190513</text:p>
          </table:table-cell>
          <table:table-cell/>
          <table:table-cell table:style-name="ce3" office:value-type="float" office:value="-0.000519051270128951" calcext:value-type="float">
            <text:p>-0.00051905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519051270128951" calcext:value-type="float">
            <text:p>-0.0005190513</text:p>
          </table:table-cell>
          <table:table-cell/>
          <table:table-cell table:style-name="ce3" office:value-type="float" office:value="-0.000519051270128951" calcext:value-type="float">
            <text:p>-0.00051905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15.47671262812" calcext:value-type="float">
            <text:p>2415.476712628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15.47671262812" calcext:value-type="float">
            <text:p>-2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15.47671262812" calcext:value-type="float">
            <text:p>2415.476712628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15.47671262812" calcext:value-type="float">
            <text:p>-2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519051270128951" calcext:value-type="float">
            <text:p>-0.000519051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00519051270128951" calcext:value-type="float">
            <text:p>5.19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519051270128951" calcext:value-type="float">
            <text:p>-0.000519051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000519051270128951" calcext:value-type="float">
            <text:p>5.19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15.47671262812" calcext:value-type="float">
            <text:p>2415.476712628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15.47671262812" calcext:value-type="float">
            <text:p>-2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15.47671262812" calcext:value-type="float">
            <text:p>2415.476712628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15.47671262812" calcext:value-type="float">
            <text:p>-2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519051270128951" calcext:value-type="float">
            <text:p>-0.000519051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00519051270128951" calcext:value-type="float">
            <text:p>5.19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519051270128951" calcext:value-type="float">
            <text:p>-0.000519051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000519051270128951" calcext:value-type="float">
            <text:p>5.19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5789" calcext:value-type="float">
            <text:p>2363.193868457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578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5789" calcext:value-type="float">
            <text:p>2363.193868457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578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6858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685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6858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685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52094798977487" calcext:value-type="float">
            <text:p>-1.5209479897748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52094798977487" calcext:value-type="float">
            <text:p>-1.52094798977487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136802791317336" calcext:value-type="float">
            <text:p>1.3680279131733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136802791317336" calcext:value-type="float">
            <text:p>1.3680279131733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5789" calcext:value-type="float">
            <text:p>2363.193868457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5789" calcext:value-type="float">
            <text:p>2363.193868457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6858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6858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5789" calcext:value-type="float">
            <text:p>2363.193868457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5789" calcext:value-type="float">
            <text:p>2363.193868457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6858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6858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5789" calcext:value-type="float">
            <text:p>2363.193868457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578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5789" calcext:value-type="float">
            <text:p>2363.193868457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578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6858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685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6858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685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52094798977487" calcext:value-type="float">
            <text:p>-1.5209479897748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52094798977487" calcext:value-type="float">
            <text:p>-1.52094798977487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136802791317336" calcext:value-type="float">
            <text:p>1.3680279131733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136802791317336" calcext:value-type="float">
            <text:p>1.3680279131733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5789" calcext:value-type="float">
            <text:p>2363.193868457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5789" calcext:value-type="float">
            <text:p>2363.193868457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6858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6858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5789" calcext:value-type="float">
            <text:p>2363.193868457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5789" calcext:value-type="float">
            <text:p>2363.193868457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6858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6858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715" calcext:value-type="float">
            <text:p>2363.193868447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4715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715" calcext:value-type="float">
            <text:p>2363.193868447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4715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8477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58477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8477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58477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4715" calcext:value-type="float">
            <text:p>2363.1938684472</text:p>
          </table:table-cell>
          <table:table-cell/>
          <table:table-cell table:style-name="ce3" office:value-type="float" office:value="0.99999999999811" calcext:value-type="float">
            <text:p>1</text:p>
          </table:table-cell>
          <table:table-cell table:style-name="ce3" office:value-type="float" office:value="-0.00000000446561898570508" calcext:value-type="float">
            <text:p>-4.4656189857050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4715" calcext:value-type="float">
            <text:p>2363.1938684472</text:p>
          </table:table-cell>
          <table:table-cell/>
          <table:table-cell table:style-name="ce3" office:value-type="float" office:value="0.99999999999811" calcext:value-type="float">
            <text:p>1</text:p>
          </table:table-cell>
          <table:table-cell table:style-name="ce3" office:value-type="float" office:value="-0.00000000446561898570508" calcext:value-type="float">
            <text:p>-4.46561898570508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58477" calcext:value-type="float">
            <text:p>-0.5266677198</text:p>
          </table:table-cell>
          <table:table-cell/>
          <table:table-cell table:style-name="ce3" office:value-type="float" office:value="0.999999999993207" calcext:value-type="float">
            <text:p>1</text:p>
          </table:table-cell>
          <table:table-cell table:style-name="ce3" office:value-type="float" office:value="0.0000000000035775826745521" calcext:value-type="float">
            <text:p>3.577582674552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58477" calcext:value-type="float">
            <text:p>-0.5266677198</text:p>
          </table:table-cell>
          <table:table-cell/>
          <table:table-cell table:style-name="ce3" office:value-type="float" office:value="0.999999999993207" calcext:value-type="float">
            <text:p>1</text:p>
          </table:table-cell>
          <table:table-cell table:style-name="ce3" office:value-type="float" office:value="0.0000000000035775826745521" calcext:value-type="float">
            <text:p>3.577582674552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715" calcext:value-type="float">
            <text:p>2363.193868447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4715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715" calcext:value-type="float">
            <text:p>2363.193868447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4715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8477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58477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8477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58477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715" calcext:value-type="float">
            <text:p>2363.193868447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4715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715" calcext:value-type="float">
            <text:p>2363.193868447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4715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8477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58477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8477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58477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317" calcext:value-type="float">
            <text:p>2363.193868443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4317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317" calcext:value-type="float">
            <text:p>2363.193868443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4317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5195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55195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5195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55195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317" calcext:value-type="float">
            <text:p>2363.1938684432</text:p>
          </table:table-cell>
          <table:table-cell/>
          <table:table-cell table:style-name="ce3" office:value-type="float" office:value="0.999999999999793" calcext:value-type="float">
            <text:p>1</text:p>
          </table:table-cell>
          <table:table-cell table:style-name="ce3" office:value-type="float" office:value="-0.000000000488853402202949" calcext:value-type="float">
            <text:p>-4.8885340220294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317" calcext:value-type="float">
            <text:p>2363.1938684432</text:p>
          </table:table-cell>
          <table:table-cell/>
          <table:table-cell table:style-name="ce3" office:value-type="float" office:value="0.999999999999793" calcext:value-type="float">
            <text:p>1</text:p>
          </table:table-cell>
          <table:table-cell table:style-name="ce3" office:value-type="float" office:value="-0.000000000488853402202949" calcext:value-type="float">
            <text:p>-4.8885340220294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5195" calcext:value-type="float">
            <text:p>-0.5266677198</text:p>
          </table:table-cell>
          <table:table-cell/>
          <table:table-cell table:style-name="ce3" office:value-type="float" office:value="0.999999999999439" calcext:value-type="float">
            <text:p>1</text:p>
          </table:table-cell>
          <table:table-cell table:style-name="ce3" office:value-type="float" office:value="0.000000000000295430346852754" calcext:value-type="float">
            <text:p>2.9543034685275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5195" calcext:value-type="float">
            <text:p>-0.5266677198</text:p>
          </table:table-cell>
          <table:table-cell/>
          <table:table-cell table:style-name="ce3" office:value-type="float" office:value="0.999999999999439" calcext:value-type="float">
            <text:p>1</text:p>
          </table:table-cell>
          <table:table-cell table:style-name="ce3" office:value-type="float" office:value="0.000000000000295430346852754" calcext:value-type="float">
            <text:p>2.95430346852754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317" calcext:value-type="float">
            <text:p>2363.193868443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4317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317" calcext:value-type="float">
            <text:p>2363.193868443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4317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5195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55195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5195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55195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317" calcext:value-type="float">
            <text:p>2363.193868443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4317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317" calcext:value-type="float">
            <text:p>2363.193868443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4317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5195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55195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5195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55195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275" calcext:value-type="float">
            <text:p>2363.193868442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4275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275" calcext:value-type="float">
            <text:p>2363.193868442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4275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4948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5494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4948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5494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275" calcext:value-type="float">
            <text:p>2363.1938684428</text:p>
          </table:table-cell>
          <table:table-cell/>
          <table:table-cell table:style-name="ce3" office:value-type="float" office:value="0.999999999999971" calcext:value-type="float">
            <text:p>1</text:p>
          </table:table-cell>
          <table:table-cell table:style-name="ce3" office:value-type="float" office:value="-0.000000000069576344685629" calcext:value-type="float">
            <text:p>-6.957634468562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275" calcext:value-type="float">
            <text:p>2363.1938684428</text:p>
          </table:table-cell>
          <table:table-cell/>
          <table:table-cell table:style-name="ce3" office:value-type="float" office:value="0.999999999999971" calcext:value-type="float">
            <text:p>1</text:p>
          </table:table-cell>
          <table:table-cell table:style-name="ce3" office:value-type="float" office:value="-0.000000000069576344685629" calcext:value-type="float">
            <text:p>-6.9576344685629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4948" calcext:value-type="float">
            <text:p>-0.5266677198</text:p>
          </table:table-cell>
          <table:table-cell/>
          <table:table-cell table:style-name="ce3" office:value-type="float" office:value="0.999999999999907" calcext:value-type="float">
            <text:p>1</text:p>
          </table:table-cell>
          <table:table-cell table:style-name="ce3" office:value-type="float" office:value="0.0000000000000488498130835069" calcext:value-type="float">
            <text:p>4.88498130835069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4948" calcext:value-type="float">
            <text:p>-0.5266677198</text:p>
          </table:table-cell>
          <table:table-cell/>
          <table:table-cell table:style-name="ce3" office:value-type="float" office:value="0.999999999999907" calcext:value-type="float">
            <text:p>1</text:p>
          </table:table-cell>
          <table:table-cell table:style-name="ce3" office:value-type="float" office:value="0.0000000000000488498130835069" calcext:value-type="float">
            <text:p>4.88498130835069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275" calcext:value-type="float">
            <text:p>2363.193868442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4275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275" calcext:value-type="float">
            <text:p>2363.1938684428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4275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4948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5494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4948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5494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275" calcext:value-type="float">
            <text:p>2363.193868442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4275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275" calcext:value-type="float">
            <text:p>2363.193868442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4275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4948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5494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4948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5494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200 sec tol. 1e-8'.D4]" office:value-type="string" office:string-value="20 km MOLA" calcext:value-type="string">
            <text:p>20 km MOLA</text:p>
          </table:table-cell>
          <table:table-cell table:style-name="ce6" table:formula="of:=['After 200 sec tol. 1e-8'.E4]" office:value-type="string" office:string-value="TSI Order = " calcext:value-type="string">
            <text:p>TSI Order = </text:p>
          </table:table-cell>
          <table:table-cell table:style-name="ce6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6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9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200 sec tol. 1e-8'.D6]" office:value-type="float" office:value="200" calcext:value-type="float">
            <text:p>200</text:p>
          </table:table-cell>
          <table:table-cell table:style-name="ce6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2363.19386844268" calcext:value-type="float">
            <text:p>2363.1938684427</text:p>
          </table:table-cell>
          <table:table-cell/>
          <table:table-cell table:style-name="ce9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2363.1938684427" calcext:value-type="float">
            <text:p>2363.193868442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427" calcext:value-type="float">
            <text:p>-2.36E+003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2363.19386844268" calcext:value-type="float">
            <text:p>2363.1938684427</text:p>
          </table:table-cell>
          <table:table-cell/>
          <table:table-cell table:style-name="ce9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2363.1938684427" calcext:value-type="float">
            <text:p>2363.193868442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427" calcext:value-type="float">
            <text:p>-2.36E+003</text:p>
          </table:table-cell>
          <table:table-cell/>
          <table:table-cell table:style-name="ce8" table:formula="of:=SQRT([.D9]*[.D9]+[.D10]*[.D10]+[.D11]*[.D11])" office:value-type="float" office:value="3342.06081926858" calcext:value-type="float">
            <text:p>3342.0608192686</text:p>
          </table:table-cell>
          <table:table-cell/>
          <table:table-cell table:style-name="ce8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0.526667719754899" calcext:value-type="float">
            <text:p>-0.5266677198</text:p>
          </table:table-cell>
          <table:table-cell/>
          <table:table-cell table:style-name="ce9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0.526667719754906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54906" calcext:value-type="float">
            <text:p>5.27E-001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-0.526667719754899" calcext:value-type="float">
            <text:p>-0.5266677198</text:p>
          </table:table-cell>
          <table:table-cell/>
          <table:table-cell table:style-name="ce9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-0.526667719754906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54906" calcext:value-type="float">
            <text:p>5.27E-001</text:p>
          </table:table-cell>
          <table:table-cell/>
          <table:table-cell table:style-name="ce8" table:formula="of:=SQRT([.D12]*[.D12]+[.D13]*[.D13]+[.D14]*[.D14])" office:value-type="float" office:value="0.744820632141491" calcext:value-type="float">
            <text:p>0.7448206321</text:p>
          </table:table-cell>
          <table:table-cell/>
          <table:table-cell table:style-name="ce8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.744820632141491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9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table:style-name="ce6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2363.19386844268" calcext:value-type="float">
            <text:p>2363.1938684427</text:p>
          </table:table-cell>
          <table:table-cell/>
          <table:table-cell table:style-name="ce8" office:value-type="float" office:value="2363.1938684427" calcext:value-type="float">
            <text:p>2363.1938684427</text:p>
          </table:table-cell>
          <table:table-cell/>
          <table:table-cell table:style-name="ce8" office:value-type="float" office:value="0.999999999999995" calcext:value-type="float">
            <text:p>1</text:p>
          </table:table-cell>
          <table:table-cell table:style-name="ce8" office:value-type="float" office:value="-0.000000000012732925824821" calcext:value-type="float">
            <text:p>-1.273292582482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2363.19386844268" calcext:value-type="float">
            <text:p>2363.1938684427</text:p>
          </table:table-cell>
          <table:table-cell/>
          <table:table-cell table:style-name="ce8" office:value-type="float" office:value="2363.1938684427" calcext:value-type="float">
            <text:p>2363.1938684427</text:p>
          </table:table-cell>
          <table:table-cell/>
          <table:table-cell table:style-name="ce8" office:value-type="float" office:value="0.999999999999995" calcext:value-type="float">
            <text:p>1</text:p>
          </table:table-cell>
          <table:table-cell table:style-name="ce8" office:value-type="float" office:value="-0.000000000012732925824821" calcext:value-type="float">
            <text:p>-1.273292582482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8" table:formula="of:=SQRT([.D21]*[.D21]+[.D22]*[.D22]+[.D23]*[.D23])" office:value-type="float" office:value="3342.06081926858" calcext:value-type="float">
            <text:p>3342.0608192686</text:p>
          </table:table-cell>
          <table:table-cell/>
          <table:table-cell table:style-name="ce8" table:formula="of:=SQRT([.F21]*[.F21]+[.F22]*[.F22]+[.F23]*[.F23])" office:value-type="float" office:value="3342.06081926861" calcext:value-type="float">
            <text:p>3342.0608192686</text:p>
          </table:table-cell>
          <table:table-cell/>
          <table:table-cell table:formula="of:=[.T22]/[.V22]" office:value-type="float" office:value="0.999999999999991" calcext:value-type="float">
            <text:p>1</text:p>
          </table:table-cell>
          <table:table-cell table:formula="of:=[.T22]-[.V22]" office:value-type="float" office:value="-0.0000000000300133251585066" calcext:value-type="float">
            <text:p>-3.0013325158506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0.526667719754899" calcext:value-type="float">
            <text:p>-0.5266677198</text:p>
          </table:table-cell>
          <table:table-cell/>
          <table:table-cell table:style-name="ce8" office:value-type="float" office:value="-0.526667719754906" calcext:value-type="float">
            <text:p>-0.5266677198</text:p>
          </table:table-cell>
          <table:table-cell/>
          <table:table-cell table:style-name="ce8" office:value-type="float" office:value="0.999999999999987" calcext:value-type="float">
            <text:p>1</text:p>
          </table:table-cell>
          <table:table-cell table:style-name="ce8" office:value-type="float" office:value="6.88338275267597E-015" calcext:value-type="float">
            <text:p>6.88338275267597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-0.526667719754899" calcext:value-type="float">
            <text:p>-0.5266677198</text:p>
          </table:table-cell>
          <table:table-cell/>
          <table:table-cell table:style-name="ce8" office:value-type="float" office:value="-0.526667719754906" calcext:value-type="float">
            <text:p>-0.5266677198</text:p>
          </table:table-cell>
          <table:table-cell/>
          <table:table-cell table:style-name="ce8" office:value-type="float" office:value="0.999999999999987" calcext:value-type="float">
            <text:p>1</text:p>
          </table:table-cell>
          <table:table-cell table:style-name="ce8" office:value-type="float" office:value="6.88338275267597E-015" calcext:value-type="float">
            <text:p>6.88338275267597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8" table:formula="of:=SQRT([.D24]*[.D24]+[.D25]*[.D25]+[.D26]*[.D26])" office:value-type="float" office:value="0.744820632141491" calcext:value-type="float">
            <text:p>0.7448206321</text:p>
          </table:table-cell>
          <table:table-cell/>
          <table:table-cell table:style-name="ce8" table:formula="of:=SQRT([.F24]*[.F24]+[.F25]*[.F25]+[.F26]*[.F26])" office:value-type="float" office:value="0.744820632141501" calcext:value-type="float">
            <text:p>0.7448206321</text:p>
          </table:table-cell>
          <table:table-cell/>
          <table:table-cell table:formula="of:=[.T25]/[.V25]" office:value-type="float" office:value="0.999999999999987" calcext:value-type="float">
            <text:p>1</text:p>
          </table:table-cell>
          <table:table-cell table:formula="of:=[.T25]-[.V25]" office:value-type="float" office:value="-9.99200722162641E-015" calcext:value-type="float">
            <text:p>-9.99200722162641E-01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17]" office:value-type="string" office:string-value="Steps taken" calcext:value-type="string">
            <text:p>Steps taken</text:p>
          </table:table-cell>
          <table:table-cell/>
          <table:table-cell table:style-name="ce6"/>
          <table:table-cell/>
          <table:table-cell table:style-name="ce6"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2363.19386844268" calcext:value-type="float">
            <text:p>2363.1938684427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2363.1938684427" calcext:value-type="float">
            <text:p>2363.193868442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427" calcext:value-type="float">
            <text:p>-2.36E+003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2363.19386844268" calcext:value-type="float">
            <text:p>2363.1938684427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2363.1938684427" calcext:value-type="float">
            <text:p>2363.193868442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427" calcext:value-type="float">
            <text:p>-2.36E+003</text:p>
          </table:table-cell>
          <table:table-cell/>
          <table:table-cell table:style-name="ce8" table:formula="of:=SQRT([.D33]*[.D33]+[.D34]*[.D34]+[.D35]*[.D35])" office:value-type="float" office:value="3342.06081926858" calcext:value-type="float">
            <text:p>3342.0608192686</text:p>
          </table:table-cell>
          <table:table-cell/>
          <table:table-cell table:style-name="ce8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0.526667719754899" calcext:value-type="float">
            <text:p>-0.5266677198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0.526667719754906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54906" calcext:value-type="float">
            <text:p>5.27E-001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-0.526667719754899" calcext:value-type="float">
            <text:p>-0.5266677198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-0.526667719754906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54906" calcext:value-type="float">
            <text:p>5.27E-001</text:p>
          </table:table-cell>
          <table:table-cell/>
          <table:table-cell table:style-name="ce8" table:formula="of:=SQRT([.D36]*[.D36]+[.D37]*[.D37]+[.D38]*[.D38])" office:value-type="float" office:value="0.744820632141491" calcext:value-type="float">
            <text:p>0.7448206321</text:p>
          </table:table-cell>
          <table:table-cell/>
          <table:table-cell table:style-name="ce8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.744820632141491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2363.19386844268" calcext:value-type="float">
            <text:p>2363.1938684427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2363.19386844268" calcext:value-type="float">
            <text:p>2363.1938684427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8" table:formula="of:=SQRT([.D45]*[.D45]+[.D46]*[.D46]+[.D47]*[.D47])" office:value-type="float" office:value="3342.06081926858" calcext:value-type="float">
            <text:p>3342.0608192686</text:p>
          </table:table-cell>
          <table:table-cell/>
          <table:table-cell table:style-name="ce8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0.526667719754899" calcext:value-type="float">
            <text:p>-0.5266677198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-0.526667719754899" calcext:value-type="float">
            <text:p>-0.5266677198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8" table:formula="of:=SQRT([.D48]*[.D48]+[.D49]*[.D49]+[.D50]*[.D50])" office:value-type="float" office:value="0.744820632141491" calcext:value-type="float">
            <text:p>0.7448206321</text:p>
          </table:table-cell>
          <table:table-cell/>
          <table:table-cell table:style-name="ce8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.744820632141491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/>
          <table:table-cell/>
          <table:table-cell table:style-name="ce8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2363.1938684427" calcext:value-type="float">
            <text:p>2363.193868442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427" calcext:value-type="float">
            <text:p>-2.3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2363.1938684427" calcext:value-type="float">
            <text:p>2363.193868442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427" calcext:value-type="float">
            <text:p>-2.3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0.526667719754906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54906" calcext:value-type="float">
            <text:p>5.27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-0.526667719754906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54906" calcext:value-type="float">
            <text:p>5.27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269" calcext:value-type="float">
            <text:p>2363.193868442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363.1938684426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269" calcext:value-type="float">
            <text:p>2363.193868442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363.1938684426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4901" calcext:value-type="float">
            <text:p>-0.526667719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526667719754901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4901" calcext:value-type="float">
            <text:p>-0.526667719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26667719754901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4901" calcext:value-type="float">
            <text:p>-0.5266677198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1.11022302462516E-015" calcext:value-type="float">
            <text:p>1.11022302462516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4901" calcext:value-type="float">
            <text:p>-0.5266677198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1.11022302462516E-015" calcext:value-type="float">
            <text:p>1.11022302462516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269" calcext:value-type="float">
            <text:p>2363.193868442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363.1938684426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269" calcext:value-type="float">
            <text:p>2363.193868442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363.1938684426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4901" calcext:value-type="float">
            <text:p>-0.526667719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526667719754901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4901" calcext:value-type="float">
            <text:p>-0.526667719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26667719754901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363.19386844269" calcext:value-type="float">
            <text:p>2363.193868442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363.1938684426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363.19386844269" calcext:value-type="float">
            <text:p>2363.193868442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363.1938684426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526667719754901" calcext:value-type="float">
            <text:p>-0.526667719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526667719754901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526667719754901" calcext:value-type="float">
            <text:p>-0.526667719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26667719754901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7:00:21.762848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7:00:53.182444806</dc:date>
    <dc:creator>Stacha Petrovic</dc:creator>
    <meta:editing-duration>P27DT19H34M3S</meta:editing-duration>
    <meta:editing-cycles>721</meta:editing-cycles>
    <meta:document-statistic meta:table-count="8" meta:cell-count="2959" meta:object-count="0"/>
    <meta:user-defined meta:name="qrichtext">1</meta:user-defined>
  </office:meta>
</office:document-meta>
</file>